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omain Size</text:p>
          </table:table-cell>
          <table:covered-table-cell/>
          <table:table-cell office:value-type="string" calcext:value-type="string">
            <text:p>dt used</text:p>
          </table:table-cell>
          <table:table-cell office:value-type="string" calcext:value-type="string">
            <text:p>max dt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(s) 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~0.053</text:p>
          </table:table-cell>
          <table:table-cell office:value-type="float" office:value="0.0112145" calcext:value-type="float">
            <text:p>0.0112145</text:p>
          </table:table-cell>
          <table:table-cell office:value-type="float" office:value="0.030563" calcext:value-type="float">
            <text:p>0.03056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~0.03</text:p>
          </table:table-cell>
          <table:table-cell office:value-type="float" office:value="0.00288149" calcext:value-type="float">
            <text:p>0.00288149</text:p>
          </table:table-cell>
          <table:table-cell office:value-type="float" office:value="0.060185" calcext:value-type="float">
            <text:p>0.06018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~0.009</text:p>
          </table:table-cell>
          <table:table-cell office:value-type="float" office:value="0.000725079" calcext:value-type="float">
            <text:p>0.000725079</text:p>
          </table:table-cell>
          <table:table-cell office:value-type="float" office:value="0.427637" calcext:value-type="float">
            <text:p>0.42763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~0.0022</text:p>
          </table:table-cell>
          <table:table-cell office:value-type="float" office:value="0.000181544" calcext:value-type="float">
            <text:p>0.000181544</text:p>
          </table:table-cell>
          <table:table-cell office:value-type="float" office:value="6.11973" calcext:value-type="float">
            <text:p>6.11973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0.0006</text:p>
          </table:table-cell>
          <table:table-cell office:value-type="float" office:value="0.0000453133" calcext:value-type="float">
            <text:p>4.53133E-05</text:p>
          </table:table-cell>
          <table:table-cell office:value-type="float" office:value="94.7845" calcext:value-type="float">
            <text:p>94.7845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Domain Size</text:p>
          </table:table-cell>
          <table:covered-table-cell/>
          <table:table-cell office:value-type="string" calcext:value-type="string">
            <text:p>dt</text:p>
          </table:table-cell>
          <table:table-cell office:value-type="string" calcext:value-type="string">
            <text:p>max dt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(s) 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table:style-name="ce1" office:value-type="float" office:value="25" calcext:value-type="float" table:number-columns-spanned="1" table:number-rows-spanned="34">
            <text:p>25</text:p>
          </table:table-cell>
          <table:table-cell table:style-name="ce1" office:value-type="float" office:value="10" calcext:value-type="float" table:number-columns-spanned="1" table:number-rows-spanned="34">
            <text:p>10</text:p>
          </table:table-cell>
          <table:table-cell office:value-type="float" office:value="0.0000001" calcext:value-type="float">
            <text:p>1E-07</text:p>
          </table:table-cell>
          <table:table-cell/>
          <table:table-cell table:style-name="ce1" office:value-type="float" office:value="0.01121" calcext:value-type="float" table:number-columns-spanned="1" table:number-rows-spanned="26">
            <text:p>0.01121</text:p>
          </table:table-cell>
          <table:table-cell office:value-type="float" office:value="370.686" calcext:value-type="float">
            <text:p>370.686</text:p>
          </table:table-cell>
          <table:table-cell office:value-type="float" office:value="3818889" calcext:value-type="float">
            <text:p>3818889</text:p>
          </table:table-cell>
        </table:table-row>
        <table:table-row table:style-name="ro1">
          <table:covered-table-cell table:number-columns-repeated="2" table:style-name="ce1"/>
          <table:table-cell office:value-type="float" office:value="0.000001" calcext:value-type="float">
            <text:p>1E-06</text:p>
          </table:table-cell>
          <table:table-cell/>
          <table:covered-table-cell table:style-name="ce1"/>
          <table:table-cell office:value-type="float" office:value="261.891" calcext:value-type="float">
            <text:p>261.891</text:p>
          </table:table-cell>
          <table:table-cell office:value-type="float" office:value="2707750" calcext:value-type="float">
            <text:p>2707750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0001" calcext:value-type="float">
            <text:p>1E-05</text:p>
          </table:table-cell>
          <table:table-cell/>
          <table:covered-table-cell/>
          <table:table-cell office:value-type="float" office:value="31.9382" calcext:value-type="float">
            <text:p>31.9382</text:p>
          </table:table-cell>
          <table:table-cell office:value-type="float" office:value="332201" calcext:value-type="float">
            <text:p>332201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001" calcext:value-type="float">
            <text:p>0.0001</text:p>
          </table:table-cell>
          <table:table-cell/>
          <table:covered-table-cell/>
          <table:table-cell office:value-type="float" office:value="4.21625" calcext:value-type="float">
            <text:p>4.21625</text:p>
          </table:table-cell>
          <table:table-cell office:value-type="float" office:value="43578" calcext:value-type="float">
            <text:p>43578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01" calcext:value-type="float">
            <text:p>0.001</text:p>
          </table:table-cell>
          <table:table-cell/>
          <table:covered-table-cell/>
          <table:table-cell office:value-type="float" office:value="0.45362" calcext:value-type="float">
            <text:p>0.45362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1" calcext:value-type="float">
            <text:p>0.01</text:p>
          </table:table-cell>
          <table:table-cell/>
          <table:covered-table-cell/>
          <table:table-cell office:value-type="float" office:value="0.057257" calcext:value-type="float">
            <text:p>0.05725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covered-table-cell table:number-columns-repeated="2" table:style-name="ce1"/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covered-table-cell table:style-name="ce1"/>
          <table:table-cell office:value-type="float" office:value="0.018143" calcext:value-type="float">
            <text:p>0.0181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14165" calcext:value-type="float">
            <text:p>0.0141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014496" calcext:value-type="float">
            <text:p>0.0144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covered-table-cell table:number-columns-repeated="2"/>
          <table:table-cell office:value-type="float" office:value="0.8" calcext:value-type="float">
            <text:p>0.8</text:p>
          </table:table-cell>
          <table:covered-table-cell table:number-columns-repeated="2"/>
          <table:table-cell office:value-type="float" office:value="0.018322" calcext:value-type="float">
            <text:p>0.0183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014437" calcext:value-type="float">
            <text:p>0.0144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float" office:value="0.087152" calcext:value-type="float">
            <text:p>0.08715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covered-table-cell table:number-columns-repeated="2"/>
          <table:table-cell office:value-type="float" office:value="1000" calcext:value-type="float">
            <text:p>1000</text:p>
          </table:table-cell>
          <table:covered-table-cell table:number-columns-repeated="2"/>
          <table:table-cell office:value-type="float" office:value="2.63056" calcext:value-type="float">
            <text:p>2.63056</text:p>
          </table:table-cell>
          <table:table-cell office:value-type="float" office:value="27579" calcext:value-type="float">
            <text:p>27579</text:p>
          </table:table-cell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/>
          <table:covered-table-cell/>
          <table:table-cell office:value-type="float" office:value="20.1965" calcext:value-type="float">
            <text:p>20.1965</text:p>
          </table:table-cell>
          <table:table-cell office:value-type="float" office:value="210781" calcext:value-type="float">
            <text:p>210781</text:p>
          </table:table-cell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/>
          <table:covered-table-cell/>
          <table:table-cell office:value-type="float" office:value="38.1666" calcext:value-type="float">
            <text:p>38.1666</text:p>
          </table:table-cell>
          <table:table-cell office:value-type="float" office:value="400817" calcext:value-type="float">
            <text:p>400817</text:p>
          </table:table-cell>
        </table:table-row>
        <table:table-row table:style-name="ro1">
          <table:covered-table-cell table:number-columns-repeated="2"/>
          <table:table-cell office:value-type="float" office:value="25000" calcext:value-type="float">
            <text:p>25000</text:p>
          </table:table-cell>
          <table:table-cell/>
          <table:covered-table-cell/>
          <table:table-cell office:value-type="float" office:value="47.8102" calcext:value-type="float">
            <text:p>47.8102</text:p>
          </table:table-cell>
          <table:table-cell office:value-type="float" office:value="501020" calcext:value-type="float">
            <text:p>501020</text:p>
          </table:table-cell>
        </table:table-row>
        <table:table-row table:style-name="ro1">
          <table:covered-table-cell table:number-columns-repeated="2"/>
          <table:table-cell office:value-type="float" office:value="26250" calcext:value-type="float">
            <text:p>26250</text:p>
          </table:table-cell>
          <table:table-cell/>
          <table:covered-table-cell/>
          <table:table-cell office:value-type="float" office:value="50.9847" calcext:value-type="float">
            <text:p>50.9847</text:p>
          </table:table-cell>
          <table:table-cell office:value-type="float" office:value="526070" calcext:value-type="float">
            <text:p>526070</text:p>
          </table:table-cell>
        </table:table-row>
        <table:table-row table:style-name="ro1">
          <table:covered-table-cell table:number-columns-repeated="2"/>
          <table:table-cell office:value-type="float" office:value="26875" calcext:value-type="float">
            <text:p>26875</text:p>
          </table:table-cell>
          <table:table-cell/>
          <table:covered-table-cell/>
          <table:table-cell office:value-type="float" office:value="51.7797" calcext:value-type="float">
            <text:p>51.7797</text:p>
          </table:table-cell>
          <table:table-cell office:value-type="float" office:value="538596" calcext:value-type="float">
            <text:p>538596</text:p>
          </table:table-cell>
        </table:table-row>
        <table:table-row table:style-name="ro1">
          <table:covered-table-cell table:number-columns-repeated="2"/>
          <table:table-cell office:value-type="float" office:value="27200" calcext:value-type="float">
            <text:p>27200</text:p>
          </table:table-cell>
          <table:table-cell/>
          <table:covered-table-cell/>
          <table:table-cell office:value-type="float" office:value="52.2057" calcext:value-type="float">
            <text:p>52.2057</text:p>
          </table:table-cell>
          <table:table-cell office:value-type="float" office:value="545109" calcext:value-type="float">
            <text:p>545109</text:p>
          </table:table-cell>
        </table:table-row>
        <table:table-row table:style-name="ro1">
          <table:covered-table-cell table:number-columns-repeated="2"/>
          <table:table-cell office:value-type="float" office:value="27350" calcext:value-type="float">
            <text:p>27350</text:p>
          </table:table-cell>
          <table:table-cell/>
          <table:covered-table-cell/>
          <table:table-cell office:value-type="float" office:value="53.1083" calcext:value-type="float">
            <text:p>53.1083</text:p>
          </table:table-cell>
          <table:table-cell office:value-type="float" office:value="548115" calcext:value-type="float">
            <text:p>548115</text:p>
          </table:table-cell>
        </table:table-row>
        <table:table-row table:style-name="ro1">
          <table:covered-table-cell table:number-columns-repeated="2"/>
          <table:table-cell office:value-type="float" office:value="27425" calcext:value-type="float">
            <text:p>27425</text:p>
          </table:table-cell>
          <table:table-cell/>
          <table:covered-table-cell/>
          <table:table-cell office:value-type="float" office:value="53.3168" calcext:value-type="float">
            <text:p>53.3168</text:p>
          </table:table-cell>
          <table:table-cell office:value-type="float" office:value="549618" calcext:value-type="float">
            <text:p>549618</text:p>
          </table:table-cell>
        </table:table-row>
        <table:table-row table:style-name="ro1">
          <table:covered-table-cell table:number-columns-repeated="2"/>
          <table:table-cell office:value-type="float" office:value="27440" calcext:value-type="float">
            <text:p>27440</text:p>
          </table:table-cell>
          <table:table-cell/>
          <table:covered-table-cell/>
          <table:table-cell office:value-type="float" office:value="52.6586" calcext:value-type="float">
            <text:p>52.6586</text:p>
          </table:table-cell>
          <table:table-cell office:value-type="float" office:value="549919" calcext:value-type="float">
            <text:p>549919</text:p>
          </table:table-cell>
        </table:table-row>
        <table:table-row table:style-name="ro1">
          <table:covered-table-cell table:number-columns-repeated="2"/>
          <table:table-cell office:value-type="float" office:value="27450" calcext:value-type="float">
            <text:p>27450</text:p>
          </table:table-cell>
          <table:table-cell/>
          <table:covered-table-cell/>
          <table:table-cell office:value-type="float" office:value="52.7947" calcext:value-type="float">
            <text:p>52.7947</text:p>
          </table:table-cell>
          <table:table-cell office:value-type="float" office:value="550119" calcext:value-type="float">
            <text:p>550119</text:p>
          </table:table-cell>
        </table:table-row>
        <table:table-row table:style-name="ro1">
          <table:covered-table-cell table:number-columns-repeated="2"/>
          <table:table-cell office:value-type="float" office:value="27455" calcext:value-type="float">
            <text:p>27455</text:p>
          </table:table-cell>
          <table:table-cell/>
          <table:covered-table-cell/>
          <table:table-cell office:value-type="float" office:value="52.8345" calcext:value-type="float">
            <text:p>52.8345</text:p>
          </table:table-cell>
          <table:table-cell office:value-type="float" office:value="550219" calcext:value-type="float">
            <text:p>550219</text:p>
          </table:table-cell>
        </table:table-row>
        <table:table-row table:style-name="ro1">
          <table:covered-table-cell table:number-columns-repeated="2"/>
          <table:table-cell office:value-type="float" office:value="27457" calcext:value-type="float">
            <text:p>27457</text:p>
          </table:table-cell>
          <table:table-cell/>
          <table:covered-table-cell/>
          <table:table-cell office:value-type="float" office:value="52.7434" calcext:value-type="float">
            <text:p>52.7434</text:p>
          </table:table-cell>
          <table:table-cell office:value-type="float" office:value="550259" calcext:value-type="float">
            <text:p>550259</text:p>
          </table:table-cell>
        </table:table-row>
        <table:table-row table:style-name="ro1">
          <table:covered-table-cell table:number-columns-repeated="2"/>
          <table:table-cell office:value-type="float" office:value="27458" calcext:value-type="float">
            <text:p>27458</text:p>
          </table:table-cell>
          <table:table-cell/>
          <table:covered-table-cell/>
          <table:table-cell office:value-type="float" office:value="52.8759" calcext:value-type="float">
            <text:p>52.8759</text:p>
          </table:table-cell>
          <table:table-cell office:value-type="float" office:value="550279" calcext:value-type="float">
            <text:p>550279</text:p>
          </table:table-cell>
        </table:table-row>
        <table:table-row table:style-name="ro1">
          <table:covered-table-cell table:number-columns-repeated="2"/>
          <table:table-cell office:value-type="float" office:value="27459" calcext:value-type="float">
            <text:p>27459</text:p>
          </table:table-cell>
          <table:table-cell/>
          <table:table-cell table:style-name="ce1" office:value-type="float" office:value="0.07287" calcext:value-type="float" table:number-columns-spanned="1" table:number-rows-spanned="8">
            <text:p>0.07287</text:p>
          </table:table-cell>
          <table:table-cell office:value-type="float" office:value="0.461225" calcext:value-type="float">
            <text:p>0.461225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covered-table-cell table:number-columns-repeated="2"/>
          <table:table-cell office:value-type="float" office:value="27460" calcext:value-type="float">
            <text:p>27460</text:p>
          </table:table-cell>
          <table:table-cell/>
          <table:covered-table-cell table:style-name="ce1"/>
          <table:table-cell office:value-type="float" office:value="0.457621" calcext:value-type="float">
            <text:p>0.457621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covered-table-cell table:number-columns-repeated="2"/>
          <table:table-cell office:value-type="float" office:value="27500" calcext:value-type="float">
            <text:p>27500</text:p>
          </table:table-cell>
          <table:table-cell/>
          <table:covered-table-cell table:style-name="ce1"/>
          <table:table-cell office:value-type="float" office:value="0.453407" calcext:value-type="float">
            <text:p>0.453407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/>
          <table:covered-table-cell table:style-name="ce1"/>
          <table:table-cell office:value-type="float" office:value="0.504438" calcext:value-type="float">
            <text:p>0.504438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/>
          <table:covered-table-cell table:style-name="ce1"/>
          <table:table-cell office:value-type="float" office:value="0.837793" calcext:value-type="float">
            <text:p>0.837793</text:p>
          </table:table-cell>
          <table:table-cell office:value-type="float" office:value="8521" calcext:value-type="float">
            <text:p>8521</text:p>
          </table:table-cell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/>
          <table:covered-table-cell/>
          <table:table-cell office:value-type="float" office:value="1.64398" calcext:value-type="float">
            <text:p>1.64398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covered-table-cell table:number-columns-repeated="2"/>
          <table:table-cell office:value-type="float" office:value="1000000" calcext:value-type="float">
            <text:p>1000000</text:p>
          </table:table-cell>
          <table:table-cell/>
          <table:covered-table-cell/>
          <table:table-cell office:value-type="float" office:value="16.5132" calcext:value-type="float">
            <text:p>16.5132</text:p>
          </table:table-cell>
          <table:table-cell office:value-type="float" office:value="170263" calcext:value-type="float">
            <text:p>170263</text:p>
          </table:table-cell>
        </table:table-row>
        <table:table-row table:style-name="ro1">
          <table:covered-table-cell table:number-columns-repeated="2"/>
          <table:table-cell office:value-type="float" office:value="10000000" calcext:value-type="float">
            <text:p>10000000</text:p>
          </table:table-cell>
          <table:table-cell/>
          <table:covered-table-cell/>
          <table:table-cell office:value-type="float" office:value="162.003" calcext:value-type="float">
            <text:p>162.003</text:p>
          </table:table-cell>
          <table:table-cell office:value-type="float" office:value="1688566" calcext:value-type="float">
            <text:p>16885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50" calcext:value-type="float" table:number-columns-spanned="1" table:number-rows-spanned="7">
            <text:p>50</text:p>
          </table:table-cell>
          <table:table-cell table:style-name="ce1" office:value-type="float" office:value="20" calcext:value-type="float" table:number-columns-spanned="1" table:number-rows-spanned="7">
            <text:p>20</text:p>
          </table:table-cell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table-cell table:style-name="ce1" office:value-type="float" office:value="0.00288149" calcext:value-type="float" table:number-columns-spanned="1" table:number-rows-spanned="8">
            <text:p>0.00288149</text:p>
          </table:table-cell>
          <table:table-cell office:value-type="float" office:value="0.024301" calcext:value-type="float">
            <text:p>0.0243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number-columns-repeated="2"/>
          <table:table-cell office:value-type="float" office:value="0.15" calcext:value-type="float">
            <text:p>0.15</text:p>
          </table:table-cell>
          <table:covered-table-cell table:number-columns-repeated="2"/>
          <table:table-cell office:value-type="float" office:value="0.019776" calcext:value-type="float">
            <text:p>0.0197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covered-table-cell table:number-columns-repeated="2"/>
          <table:table-cell office:value-type="float" office:value="0.16" calcext:value-type="float">
            <text:p>0.16</text:p>
          </table:table-cell>
          <table:covered-table-cell table:number-columns-repeated="2"/>
          <table:table-cell office:value-type="float" office:value="0.018789" calcext:value-type="float">
            <text:p>0.0187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29272" calcext:value-type="float">
            <text:p>0.0292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042014" calcext:value-type="float">
            <text:p>0.0420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covered-table-cell table:number-columns-repeated="2"/>
          <table:table-cell office:value-type="float" office:value="0.8" calcext:value-type="float">
            <text:p>0.8</text:p>
          </table:table-cell>
          <table:covered-table-cell table:number-columns-repeated="2"/>
          <table:table-cell office:value-type="float" office:value="0.07105" calcext:value-type="float">
            <text:p>0.071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083972" calcext:value-type="float">
            <text:p>0.08397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covered-table-cell/>
          <table:table-cell office:value-type="float" office:value="9.53208" calcext:value-type="float">
            <text:p>9.53208</text:p>
          </table:table-cell>
          <table:table-cell office:value-type="float" office:value="29484" calcext:value-type="float">
            <text:p>29484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style-name="ce1" office:value-type="float" office:value="0.0314212" calcext:value-type="float" table:number-columns-spanned="1" table:number-rows-spanned="3">
            <text:p>0.0314212</text:p>
          </table:table-cell>
          <table:table-cell office:value-type="float" office:value="1.20986" calcext:value-type="float">
            <text:p>1.20986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/>
          <table:covered-table-cell/>
          <table:table-cell office:value-type="float" office:value="11.9689" calcext:value-type="float">
            <text:p>11.9689</text:p>
          </table:table-cell>
          <table:table-cell office:value-type="float" office:value="36568" calcext:value-type="float">
            <text:p>3656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covered-table-cell/>
          <table:table-cell office:value-type="float" office:value="119.528" calcext:value-type="float">
            <text:p>119.528</text:p>
          </table:table-cell>
          <table:table-cell office:value-type="float" office:value="363178" calcext:value-type="float">
            <text:p>3631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100" calcext:value-type="float" table:number-columns-spanned="1" table:number-rows-spanned="7">
            <text:p>100</text:p>
          </table:table-cell>
          <table:table-cell table:style-name="ce1" office:value-type="float" office:value="40" calcext:value-type="float" table:number-columns-spanned="1" table:number-rows-spanned="7">
            <text:p>40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office:value-type="float" office:value="0.00072508" calcext:value-type="float" table:number-columns-spanned="1" table:number-rows-spanned="8">
            <text:p>0.00072508</text:p>
          </table:table-cell>
          <table:table-cell office:value-type="float" office:value="0.069731" calcext:value-type="float">
            <text:p>0.0697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number-columns-repeated="2"/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covered-table-cell table:style-name="ce1"/>
          <table:table-cell office:value-type="float" office:value="0.069492" calcext:value-type="float">
            <text:p>0.0694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8574" calcext:value-type="float">
            <text:p>0.085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200536" calcext:value-type="float">
            <text:p>0.2005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473619" calcext:value-type="float">
            <text:p>0.4736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covered-table-cell table:number-columns-repeated="2"/>
          <table:table-cell office:value-type="float" office:value="100" calcext:value-type="float">
            <text:p>100</text:p>
          </table:table-cell>
          <table:covered-table-cell table:number-columns-repeated="2"/>
          <table:table-cell office:value-type="float" office:value="9.53842" calcext:value-type="float">
            <text:p>9.53842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covered-table-cell table:number-columns-repeated="2"/>
          <table:table-cell office:value-type="float" office:value="1000" calcext:value-type="float">
            <text:p>1000</text:p>
          </table:table-cell>
          <table:covered-table-cell table:number-columns-repeated="2"/>
          <table:table-cell office:value-type="float" office:value="92.6391" calcext:value-type="float">
            <text:p>92.6391</text:p>
          </table:table-cell>
          <table:table-cell office:value-type="float" office:value="79328" calcext:value-type="float">
            <text:p>79328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float" office:value="200" calcext:value-type="float" table:number-columns-spanned="1" table:number-rows-spanned="7">
            <text:p>200</text:p>
          </table:table-cell>
          <table:table-cell table:style-name="ce1" office:value-type="float" office:value="80" calcext:value-type="float" table:number-columns-spanned="1" table:number-rows-spanned="7">
            <text:p>80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" office:value-type="float" office:value="0.000181553" calcext:value-type="float" table:number-columns-spanned="1" table:number-rows-spanned="7">
            <text:p>0.000181553</text:p>
          </table:table-cell>
          <table:table-cell office:value-type="float" office:value="0.583916" calcext:value-type="float">
            <text:p>0.5839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covered-table-cell table:number-columns-repeated="2"/>
          <table:table-cell office:value-type="float" office:value="0.04" calcext:value-type="float">
            <text:p>0.04</text:p>
          </table:table-cell>
          <table:table-cell/>
          <table:covered-table-cell/>
          <table:table-cell office:value-type="float" office:value="0.438977" calcext:value-type="float">
            <text:p>0.4389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covered-table-cell table:number-columns-repeated="2"/>
          <table:table-cell office:value-type="float" office:value="0.05" calcext:value-type="float">
            <text:p>0.05</text:p>
          </table:table-cell>
          <table:table-cell/>
          <table:covered-table-cell/>
          <table:table-cell office:value-type="float" office:value="0.441127" calcext:value-type="float">
            <text:p>0.4411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covered-table-cell table:number-columns-repeated="2"/>
          <table:table-cell office:value-type="float" office:value="0.1" calcext:value-type="float">
            <text:p>0.1</text:p>
          </table:table-cell>
          <table:table-cell table:style-name="ce1"/>
          <table:covered-table-cell table:style-name="ce1"/>
          <table:table-cell office:value-type="float" office:value="0.552037" calcext:value-type="float">
            <text:p>0.5520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table-cell/>
          <table:covered-table-cell/>
          <table:table-cell office:value-type="float" office:value="0.923047" calcext:value-type="float">
            <text:p>0.92304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table-cell/>
          <table:covered-table-cell/>
          <table:table-cell office:value-type="float" office:value="1.66082" calcext:value-type="float">
            <text:p>1.6608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/>
          <table:covered-table-cell/>
          <table:table-cell office:value-type="float" office:value="3.69493" calcext:value-type="float">
            <text:p>3.6949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6.3183" calcext:value-type="float">
            <text:p>26.3183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3.00516" calcext:value-type="float">
            <text:p>3.00516</text:p>
          </table:table-cell>
          <table:table-cell office:value-type="float" office:value="162" calcext:value-type="float">
            <text:p>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1:52:17.385638890</meta:creation-date>
    <dc:date>2018-11-23T09:24:32.091104646</dc:date>
    <meta:editing-duration>P1DT1H3M54S</meta:editing-duration>
    <meta:editing-cycles>3</meta:editing-cycles>
    <meta:generator>LibreOffice/6.0.6.2$Linux_X86_64 LibreOffice_project/00m0$Build-2</meta:generator>
    <meta:document-statistic meta:table-count="1" meta:cell-count="246" meta:object-count="0"/>
  </office:meta>
</office:document-meta>
</file>